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4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21.78mm"/>
    </style:style>
    <style:style style:name="co5" style:family="table-column">
      <style:table-column-properties fo:break-before="auto" style:column-width="7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40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134"/>
    <style:style style:name="ce17" style:family="table-cell" style:parent-style-name="Default" style:data-style-name="N133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10"/>
    <style:style style:name="ce22" style:family="table-cell" style:parent-style-name="Default" style:data-style-name="N134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  <style:style style:name="ce29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33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10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 style:data-style-name="N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color="#dde8cb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color="#ffdbb6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color="#ffd7d7"/>
    </style:style>
    <style:style style:name="ce3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color="#666666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62" style:family="table-cell" style:parent-style-name="Default" style:data-style-name="N0">
      <style:table-cell-properties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value-type" style:repeat-content="false"/>
      <style:paragraph-properties fo:margin-left="0mm"/>
      <style:text-properties fo:color="#dde8cb"/>
    </style:style>
    <style:style style:name="ce14" style:family="table-cell" style:parent-style-name="Default" style:data-style-name="N0">
      <style:table-cell-properties style:text-align-source="value-type" style:repeat-content="false"/>
      <style:paragraph-properties fo:margin-left="0mm"/>
      <style:text-properties fo:color="#ffdbb6"/>
    </style:style>
    <style:style style:name="ce15" style:family="table-cell" style:parent-style-name="Default" style:data-style-name="N0">
      <style:table-cell-properties style:text-align-source="value-type" style:repeat-content="false"/>
      <style:paragraph-properties fo:margin-left="0mm"/>
      <style:text-properties fo:color="#ffd7d7"/>
    </style:style>
    <style:style style:name="ce45" style:family="table-cell" style:parent-style-name="Default" style:data-style-name="N0">
      <style:table-cell-properties style:text-align-source="value-type" style:repeat-content="false"/>
      <style:paragraph-properties fo:margin-left="0mm"/>
      <style:text-properties fo:color="#666666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>
      <style:text-properties fo:color="#666666"/>
    </style:style>
    <style:style style:name="ce47" style:family="table-cell" style:parent-style-name="Default" style:data-style-name="N130"/>
    <style:style style:name="ce48" style:family="table-cell" style:parent-style-name="Default" style:data-style-name="N130">
      <style:table-cell-properties style:text-align-source="value-type" style:repeat-content="false"/>
      <style:paragraph-properties fo:margin-left="0mm"/>
    </style:style>
    <style:style style:name="ce18" style:family="table-cell" style:parent-style-name="Default" style:data-style-name="N3">
      <style:table-cell-properties style:text-align-source="value-type" style:repeat-content="false"/>
      <style:paragraph-properties fo:margin-left="0mm"/>
      <style:text-properties fo:color="#dde8cb"/>
    </style:style>
    <style:style style:name="ce19" style:family="table-cell" style:parent-style-name="Default" style:data-style-name="N3">
      <style:table-cell-properties style:text-align-source="value-type" style:repeat-content="false"/>
      <style:paragraph-properties fo:margin-left="0mm"/>
      <style:text-properties fo:color="#ffdbb6"/>
    </style:style>
    <style:style style:name="ce20" style:family="table-cell" style:parent-style-name="Default" style:data-style-name="N3">
      <style:table-cell-properties style:text-align-source="value-type" style:repeat-content="false"/>
      <style:paragraph-properties fo:margin-left="0mm"/>
      <style:text-properties fo:color="#ffd7d7"/>
    </style:style>
    <style:style style:name="ce52" style:family="table-cell" style:parent-style-name="Default" style:data-style-name="N3">
      <style:text-properties fo:color="#666666"/>
    </style:style>
    <style:style style:name="ce53" style:family="table-cell" style:parent-style-name="Default" style:data-style-name="N4">
      <style:table-cell-properties style:text-align-source="value-type" style:repeat-content="false"/>
      <style:paragraph-properties fo:margin-left="0mm"/>
      <style:text-properties fo:color="#dde8cb"/>
    </style:style>
    <style:style style:name="ce54" style:family="table-cell" style:parent-style-name="Default" style:data-style-name="N4">
      <style:table-cell-properties style:text-align-source="value-type" style:repeat-content="false"/>
      <style:paragraph-properties fo:margin-left="0mm"/>
      <style:text-properties fo:color="#ffdbb6"/>
    </style:style>
    <style:style style:name="ce55" style:family="table-cell" style:parent-style-name="Default" style:data-style-name="N4">
      <style:table-cell-properties style:text-align-source="value-type" style:repeat-content="false"/>
      <style:paragraph-properties fo:margin-left="0mm"/>
      <style:text-properties fo:color="#ffd7d7"/>
    </style:style>
    <style:style style:name="ce56" style:family="table-cell" style:parent-style-name="Default" style:data-style-name="N4">
      <style:text-properties fo:color="#666666"/>
    </style:style>
    <style:style style:name="ce84" style:family="table-cell" style:parent-style-name="Default" style:data-style-name="N133">
      <style:table-cell-properties style:text-align-source="value-type" style:repeat-content="false"/>
      <style:paragraph-properties fo:margin-left="0mm"/>
      <style:text-properties fo:color="#dde8cb"/>
    </style:style>
    <style:style style:name="ce85" style:family="table-cell" style:parent-style-name="Default" style:data-style-name="N133">
      <style:table-cell-properties style:text-align-source="value-type" style:repeat-content="false"/>
      <style:paragraph-properties fo:margin-left="0mm"/>
      <style:text-properties fo:color="#ffdbb6"/>
    </style:style>
    <style:style style:name="ce86" style:family="table-cell" style:parent-style-name="Default" style:data-style-name="N133">
      <style:table-cell-properties style:text-align-source="value-type" style:repeat-content="false"/>
      <style:paragraph-properties fo:margin-left="0mm"/>
      <style:text-properties fo:color="#ffd7d7"/>
    </style:style>
    <style:style style:name="ce87" style:family="table-cell" style:parent-style-name="Default" style:data-style-name="N133">
      <style:text-properties fo:color="#666666"/>
    </style:style>
    <style:style style:name="ce30" style:family="table-cell" style:parent-style-name="Default" style:data-style-name="N131">
      <style:table-cell-properties style:text-align-source="value-type" style:repeat-content="false"/>
      <style:paragraph-properties fo:margin-left="0mm"/>
      <style:text-properties fo:color="#dde8cb"/>
    </style:style>
    <style:style style:name="ce31" style:family="table-cell" style:parent-style-name="Default" style:data-style-name="N131">
      <style:table-cell-properties style:text-align-source="value-type" style:repeat-content="false"/>
      <style:paragraph-properties fo:margin-left="0mm"/>
      <style:text-properties fo:color="#ffdbb6"/>
    </style:style>
    <style:style style:name="ce32" style:family="table-cell" style:parent-style-name="Default" style:data-style-name="N131">
      <style:table-cell-properties style:text-align-source="value-type" style:repeat-content="false"/>
      <style:paragraph-properties fo:margin-left="0mm"/>
      <style:text-properties fo:color="#ffd7d7"/>
    </style:style>
    <style:style style:name="ce64" style:family="table-cell" style:parent-style-name="Default" style:data-style-name="N131">
      <style:text-properties fo:color="#666666"/>
    </style:style>
    <style:style style:name="ce65" style:family="table-cell" style:parent-style-name="Default" style:data-style-name="N10">
      <style:table-cell-properties style:text-align-source="value-type" style:repeat-content="false"/>
      <style:paragraph-properties fo:margin-left="0mm"/>
      <style:text-properties fo:color="#dde8cb"/>
    </style:style>
    <style:style style:name="ce66" style:family="table-cell" style:parent-style-name="Default" style:data-style-name="N10">
      <style:table-cell-properties style:text-align-source="value-type" style:repeat-content="false"/>
      <style:paragraph-properties fo:margin-left="0mm"/>
      <style:text-properties fo:color="#ffdbb6"/>
    </style:style>
    <style:style style:name="ce67" style:family="table-cell" style:parent-style-name="Default" style:data-style-name="N10">
      <style:table-cell-properties style:text-align-source="value-type" style:repeat-content="false"/>
      <style:paragraph-properties fo:margin-left="0mm"/>
      <style:text-properties fo:color="#ffd7d7"/>
    </style:style>
    <style:style style:name="ce95" style:family="table-cell" style:parent-style-name="Default" style:data-style-name="N10">
      <style:text-properties fo:color="#666666"/>
    </style:style>
    <style:style style:name="ce71" style:family="table-cell" style:parent-style-name="Default" style:data-style-name="N0">
      <style:table-cell-properties style:text-align-source="value-type" style:repeat-content="false"/>
      <style:paragraph-properties fo:margin-left="0mm"/>
      <style:text-properties style:use-window-font-color="true"/>
    </style:style>
    <style:style style:name="ce72" style:family="table-cell" style:parent-style-name="Default" style:data-style-name="N3">
      <style:table-cell-properties style:text-align-source="value-type" style:repeat-content="false"/>
      <style:paragraph-properties fo:margin-left="0mm"/>
      <style:text-properties style:use-window-font-color="true"/>
    </style:style>
    <style:style style:name="ce73" style:family="table-cell" style:parent-style-name="Default" style:data-style-name="N10">
      <style:table-cell-properties style:text-align-source="value-type" style:repeat-content="false"/>
      <style:paragraph-properties fo:margin-left="0mm"/>
      <style:text-properties style:use-window-font-color="true"/>
    </style:style>
    <style:style style:name="ce99" style:family="table-cell" style:parent-style-name="Default" style:data-style-name="N133">
      <style:table-cell-properties style:text-align-source="value-type" style:repeat-content="false"/>
      <style:paragraph-properties fo:margin-left="0mm"/>
      <style:text-properties style:use-window-font-color="true"/>
    </style:style>
    <style:style style:name="ce100" style:family="table-cell" style:parent-style-name="Default">
      <style:text-properties fo:font-weight="normal" style:font-weight-asian="normal" style:font-weight-complex="normal"/>
    </style:style>
    <style:style style:name="ce75" style:family="table-cell" style:parent-style-name="Default" style:data-style-name="N131">
      <style:table-cell-properties style:text-align-source="value-type" style:repeat-content="false"/>
      <style:paragraph-properties fo:margin-left="0mm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UI.C4">
          <table:error-message table:message-type="stop" table:display="true"/>
        </table:content-validation>
        <table:content-validation table:name="val2" table:condition="of:cell-content-is-in-list(#NAME?)" table:allow-empty-cell="false" table:display-list="unsorted" table:base-cell-address="UI.C4">
          <table:help-message table:title="Game difficulty" table:display="true">
            <text:p>chosen when creating a new game</text:p>
            <text:p>custom values can be modified in the CustomValues tab</text:p>
          </table:help-message>
          <table:error-message table:message-type="stop" table:display="true"/>
        </table:content-validation>
        <table:content-validation table:name="val3" table:condition="of:cell-content-is-in-list(difficulty_preset)" table:allow-empty-cell="false" table:display-list="unsorted" table:base-cell-address="UI.C4">
          <table:help-message table:title="Game difficulty" table:display="true">
            <text:p>chosen when creating a new game</text:p>
            <text:p>custom values can be modified in the CustomValues tab</text:p>
          </table:help-message>
          <table:error-message table:message-type="stop" table:display="true"/>
        </table:content-validation>
        <table:content-validation table:name="val4" table:condition="of:cell-content-is-whole-number() and cell-content()&gt;0" table:allow-empty-cell="false" table:base-cell-address="UI.C5">
          <table:help-message table:title="Current cycle" table:display="true">
            <text:p>[positive integer]</text:p>
          </table:help-message>
          <table:error-message table:message-type="stop" table:display="true"/>
        </table:content-validation>
        <table:content-validation table:name="val5" table:condition="of:cell-content-is-whole-number() and cell-content()&gt;0" table:allow-empty-cell="false" table:base-cell-address="UI.C6">
          <table:help-message table:title="Beaver population" table:display="true">
            <text:p>[positive integer]</text:p>
          </table:help-message>
          <table:error-message table:message-type="stop" table:display="true"/>
        </table:content-validation>
        <table:content-validation table:name="val6" table:condition="of:cell-content-is-whole-number() and cell-content()&gt;0" table:allow-empty-cell="false" table:base-cell-address="UI.C7">
          <table:help-message table:title="Food in storage" table:display="true">
            <text:p>[positive integer]</text:p>
          </table:help-message>
          <table:error-message table:message-type="stop" table:display="true"/>
        </table:content-validation>
        <table:content-validation table:name="val7" table:condition="of:cell-content-is-whole-number() and cell-content()&gt;0" table:allow-empty-cell="false" table:base-cell-address="UI.C8">
          <table:help-message table:title="Water reserves" table:display="true">
            <text:p>[positive integer]</text:p>
          </table:help-message>
          <table:error-message table:message-type="stop" table:display="true"/>
        </table:content-validation>
      </table:content-validations>
      <table:table table:name="UI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16375" table:default-cell-style-name="Default"/>
        <table:table-row table:style-name="ro1" table:number-rows-repeated="2">
          <table:table-cell table:number-columns-repeated="2"/>
          <table:table-cell table:style-name="ce3" table:content-validation-name="val2"/>
          <table:table-cell table:number-columns-repeated="16381"/>
        </table:table-row>
        <table:table-row table:style-name="ro1">
          <table:table-cell table:style-name="ce40"/>
          <table:table-cell table:style-name="ce40" office:value-type="string" calcext:value-type="string">
            <text:p>gamestate</text:p>
          </table:table-cell>
          <table:table-cell table:style-name="ce10" office:value-type="string" calcext:value-type="string">
            <text:p>value</text:p>
          </table:table-cell>
          <table:table-cell table:style-name="ce40" table:number-columns-repeated="2"/>
          <table:table-cell table:style-name="ce40" office:value-type="string" calcext:value-type="string">
            <text:p>weather duration</text:p>
          </table:table-cell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max</text:p>
          </table:table-cell>
          <table:table-cell table:style-name="ce10" office:value-type="string" calcext:value-type="string">
            <text:p>average</text:p>
          </table:table-cell>
          <table:table-cell table:style-name="ce40" table:number-columns-repeated="16375"/>
        </table:table-row>
        <table:table-row table:style-name="ro1">
          <table:table-cell/>
          <table:table-cell office:value-type="string" calcext:value-type="string">
            <text:p>difficulty</text:p>
          </table:table-cell>
          <table:table-cell table:style-name="ce3" table:content-validation-name="val3"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temperate</text:p>
          </table:table-cell>
          <table:table-cell table:style-name="ce17" table:formula="of:=TEMPERATE_MIN_DURATION" office:value-type="float" office:value="5" calcext:value-type="float">
            <text:p>5 days</text:p>
          </table:table-cell>
          <table:table-cell table:style-name="ce17" table:formula="of:=TEMPERATE_MAX_DURATION" office:value-type="float" office:value="8" calcext:value-type="float">
            <text:p>8 days</text:p>
          </table:table-cell>
          <table:table-cell table:style-name="ce22" table:formula="of:=AVERAGE([.G4:.H4])" office:value-type="float" office:value="6.5" calcext:value-type="float">
            <text:p>6.5 days</text:p>
          </table:table-cell>
          <table:table-cell table:number-columns-repeated="16375"/>
        </table:table-row>
        <table:table-row table:style-name="ro1">
          <table:table-cell/>
          <table:table-cell table:content-validation-name="val1" office:value-type="string" calcext:value-type="string">
            <text:p>cycle</text:p>
          </table:table-cell>
          <table:table-cell table:style-name="ce3" table:content-validation-name="val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rought</text:p>
          </table:table-cell>
          <table:table-cell table:style-name="ce17" table:formula="of:=CURRENT_DROUGHT_MIN_DURATION" office:value-type="float" office:value="3" calcext:value-type="float">
            <text:p>3 days</text:p>
          </table:table-cell>
          <table:table-cell table:style-name="ce17" table:formula="of:=CURRENT_DROUGHT_MAX_DURATION" office:value-type="float" office:value="6" calcext:value-type="float">
            <text:p>6 days</text:p>
          </table:table-cell>
          <table:table-cell table:style-name="ce22" table:formula="of:=AVERAGE([.G5:.H5])" office:value-type="float" office:value="4.5" calcext:value-type="float">
            <text:p>4.5 days</text:p>
          </table:table-cell>
          <table:table-cell table:number-columns-repeated="16375"/>
        </table:table-row>
        <table:table-row table:style-name="ro1">
          <table:table-cell/>
          <table:table-cell table:content-validation-name="val1" office:value-type="string" calcext:value-type="string">
            <text:p>beavers</text:p>
          </table:table-cell>
          <table:table-cell table:style-name="ce3" table:content-validation-name="val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dtide</text:p>
          </table:table-cell>
          <table:table-cell table:style-name="ce17" table:formula="of:=CURRENT_BADTIDE_MIN_DURATION" office:value-type="float" office:value="0" calcext:value-type="float">
            <text:p>0 days</text:p>
          </table:table-cell>
          <table:table-cell table:style-name="ce17" table:formula="of:=CURRENT_BADTIDE_MAX_DURATION" office:value-type="float" office:value="0" calcext:value-type="float">
            <text:p>0 days</text:p>
          </table:table-cell>
          <table:table-cell table:style-name="ce22" table:formula="of:=AVERAGE([.G6:.H6])" office:value-type="float" office:value="0" calcext:value-type="float">
            <text:p>0.0 days</text:p>
          </table:table-cell>
          <table:table-cell table:number-columns-repeated="16375"/>
        </table:table-row>
        <table:table-row table:style-name="ro1">
          <table:table-cell/>
          <table:table-cell table:content-validation-name="val1" office:value-type="string" calcext:value-type="string">
            <text:p>food</text:p>
          </table:table-cell>
          <table:table-cell table:style-name="ce3" table:content-validation-name="val6" office:value-type="float" office:value="10" calcext:value-type="float">
            <text:p>10</text:p>
          </table:table-cell>
          <table:table-cell table:style-name="ce16" table:formula="of:=CURRENT_FOOD_DAYS" office:value-type="float" office:value="3.75" calcext:value-type="float">
            <text:p>3.8 days</text:p>
          </table:table-cell>
          <table:table-cell/>
          <table:table-cell office:value-type="string" calcext:value-type="string">
            <text:p>badtide chance</text:p>
          </table:table-cell>
          <table:table-cell table:style-name="ce21" table:formula="of:=CURRENT_BADTIDE_CHANCE" office:value-type="percentage" office:value="0" calcext:value-type="percentage">
            <text:p>0%</text:p>
          </table:table-cell>
          <table:table-cell table:style-name="ce17"/>
          <table:table-cell table:number-columns-repeated="16376"/>
        </table:table-row>
        <table:table-row table:style-name="ro1">
          <table:table-cell/>
          <table:table-cell table:content-validation-name="val1" office:value-type="string" calcext:value-type="string">
            <text:p>water</text:p>
          </table:table-cell>
          <table:table-cell table:style-name="ce3" table:content-validation-name="val7" office:value-type="float" office:value="10" calcext:value-type="float">
            <text:p>10</text:p>
          </table:table-cell>
          <table:table-cell table:style-name="ce16" table:formula="of:=CURRENT_WATER_DAYS" office:value-type="float" office:value="4.71428571428571" calcext:value-type="float">
            <text:p>4.7 days</text:p>
          </table:table-cell>
          <table:table-cell table:number-columns-repeated="16380"/>
        </table:table-row>
        <table:table-row table:style-name="ro1" table:number-rows-repeated="2">
          <table:table-cell/>
          <table:table-cell table:content-validation-name="val1"/>
          <table:table-cell table:number-columns-repeated="16382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6381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affs" table:style-name="ta1">
        <office:forms form:automatic-focus="false" form:apply-design-mode="false"/>
        <table:table-column table:style-name="co3" table:default-cell-style-name="ce24"/>
        <table:table-column table:style-name="co4" table:default-cell-style-name="ce3"/>
        <table:table-column table:style-name="co1" table:number-columns-repeated="16379" table:default-cell-style-name="Default"/>
        <table:table-row table:style-name="ro1">
          <table:table-cell table:style-name="ce23" office:value-type="string" calcext:value-type="string">
            <text:p>game settings</text:p>
          </table:table-cell>
          <table:table-cell table:style-name="ce10"/>
          <table:table-cell table:style-name="ce40" table:number-columns-repeated="16379"/>
        </table:table-row>
        <table:table-row table:style-name="ro1">
          <table:table-cell office:value-type="string" calcext:value-type="string">
            <text:p>difficulty</text:p>
          </table:table-cell>
          <table:table-cell table:formula="of:=COM.MICROSOFT.XLOOKUP(&quot;difficulty&quot;; [$UI.$B$4:.$B$8]; [$UI.$C$4:.$C$8])" office:value-type="string" office:string-value="hard" calcext:value-type="string">
            <text:p>hard</text:p>
          </table:table-cell>
          <table:table-cell table:formula="of:=FORMULA([.B2])" office:value-type="string" office:string-value="=XLOOKUP(&quot;difficulty&quot;; $UI.$B$4:$B$8; $UI.$C$4:$C$8)" calcext:value-type="string">
            <text:p>=XLOOKUP("difficulty"; $UI.$B$4:$B$8; $UI.$C$4:$C$8)</text:p>
          </table:table-cell>
          <table:table-cell table:number-columns-repeated="16378"/>
        </table:table-row>
        <table:table-row table:style-name="ro1">
          <table:table-cell table:style-name="ce25" office:value-type="string" calcext:value-type="string">
            <text:p>drought multiplier</text:p>
          </table:table-cell>
          <table:table-cell table:style-name="ce29" table:formula="of:=INDEX([$DifficultySettings.$M$3:.$M$6]; MATCH(GAME_DIFFICULTY; difficulty_preset; 0))" office:value-type="float" office:value="0.2" calcext:value-type="float">
            <text:p>0.20</text:p>
          </table:table-cell>
          <table:table-cell table:formula="of:=FORMULA([.B3])" office:value-type="string" office:string-value="=INDEX($DifficultySettings.$M$3:$M$6; MATCH(GAME_DIFFICULTY; difficulty_preset; 0))" calcext:value-type="string">
            <text:p>=INDEX($DifficultySettings.$M$3:$M$6; MATCH(GAME_DIFFICULTY; difficulty_preset; 0)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andicap cycles</text:p>
          </table:table-cell>
          <table:table-cell table:style-name="ce33" table:formula="of:=INDEX([$DifficultySettings.$N$3:.$N$6]; MATCH(GAME_DIFFICULTY; difficulty_preset; 0))" office:value-type="float" office:value="12" calcext:value-type="float">
            <text:p>12</text:p>
          </table:table-cell>
          <table:table-cell table:formula="of:=FORMULA([.B4])" office:value-type="string" office:string-value="=INDEX($DifficultySettings.$N$3:$N$6; MATCH(GAME_DIFFICULTY; difficulty_preset; 0))" calcext:value-type="string">
            <text:p>=INDEX($DifficultySettings.$N$3:$N$6; MATCH(GAME_DIFFICULTY; difficulty_preset; 0)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dtide multiplier</text:p>
          </table:table-cell>
          <table:table-cell table:style-name="ce29" table:formula="of:=INDEX([$DifficultySettings.$Q$3:.$Q$6]; MATCH(GAME_DIFFICULTY; difficulty_preset; 0))" office:value-type="float" office:value="0.4" calcext:value-type="float">
            <text:p>0.40</text:p>
          </table:table-cell>
          <table:table-cell table:formula="of:=FORMULA([.B5])" office:value-type="string" office:string-value="=INDEX($DifficultySettings.$Q$3:$Q$6; MATCH(GAME_DIFFICULTY; difficulty_preset; 0))" calcext:value-type="string">
            <text:p>=INDEX($DifficultySettings.$Q$3:$Q$6; MATCH(GAME_DIFFICULTY; difficulty_preset; 0)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andicap cycles</text:p>
          </table:table-cell>
          <table:table-cell table:style-name="ce33" table:formula="of:=INDEX([$DifficultySettings.$R$3:.$R$6]; MATCH(GAME_DIFFICULTY; difficulty_preset; 0))" office:value-type="float" office:value="9" calcext:value-type="float">
            <text:p>9</text:p>
          </table:table-cell>
          <table:table-cell table:formula="of:=FORMULA([.B6])" office:value-type="string" office:string-value="=INDEX($DifficultySettings.$R$3:$R$6; MATCH(GAME_DIFFICULTY; difficulty_preset; 0))" calcext:value-type="string">
            <text:p>=INDEX($DifficultySettings.$R$3:$R$6; MATCH(GAME_DIFFICULTY; difficulty_preset; 0)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lay</text:p>
          </table:table-cell>
          <table:table-cell table:style-name="ce33" table:formula="of:=INDEX([$DifficultySettings.$T$3:.$T$6]; MATCH(GAME_DIFFICULTY; difficulty_preset; 0))" office:value-type="float" office:value="3" calcext:value-type="float">
            <text:p>3</text:p>
          </table:table-cell>
          <table:table-cell table:formula="of:=FORMULA([.B7])" office:value-type="string" office:string-value="=INDEX($DifficultySettings.$T$3:$T$6; MATCH(GAME_DIFFICULTY; difficulty_preset; 0))" calcext:value-type="string">
            <text:p>=INDEX($DifficultySettings.$T$3:$T$6; MATCH(GAME_DIFFICULTY; difficulty_preset; 0)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od consumption</text:p>
          </table:table-cell>
          <table:table-cell table:style-name="ce33" table:formula="of:=VLOOKUP(&quot;hunger&quot;; basic_needs; MATCH(&quot;daily consumption&quot;; [$DifficultySettings.$B$8:.$F$8]; 0))" office:value-type="float" office:value="80" calcext:value-type="float">
            <text:p>80</text:p>
          </table:table-cell>
          <table:table-cell table:formula="of:=FORMULA([.B8])" office:value-type="string" office:string-value="=VLOOKUP(&quot;hunger&quot;; basic_needs; MATCH(&quot;daily consumption&quot;; $DifficultySettings.$B$8:$F$8; 0))" calcext:value-type="string">
            <text:p>=VLOOKUP("hunger"; basic_needs; MATCH("daily consumption"; $DifficultySettings.$B$8:$F$8; 0)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unger per food</text:p>
          </table:table-cell>
          <table:table-cell table:style-name="ce33" table:formula="of:=VLOOKUP(&quot;hunger&quot;; basic_needs; MATCH(&quot;unit&quot;; [$DifficultySettings.$B$8:.$F$8]; 0))" office:value-type="float" office:value="30" calcext:value-type="float">
            <text:p>30</text:p>
          </table:table-cell>
          <table:table-cell table:formula="of:=FORMULA([.B9])" office:value-type="string" office:string-value="=VLOOKUP(&quot;hunger&quot;; basic_needs; MATCH(&quot;unit&quot;; $DifficultySettings.$B$8:$F$8; 0))" calcext:value-type="string">
            <text:p>=VLOOKUP("hunger"; basic_needs; MATCH("unit"; $DifficultySettings.$B$8:$F$8; 0)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ater consumption</text:p>
          </table:table-cell>
          <table:table-cell table:style-name="ce33" table:formula="of:=VLOOKUP(&quot;thirst&quot;; basic_needs; MATCH(&quot;daily consumption&quot;; [$DifficultySettings.$B$8:.$F$8]; 0))" office:value-type="float" office:value="70" calcext:value-type="float">
            <text:p>70</text:p>
          </table:table-cell>
          <table:table-cell table:formula="of:=FORMULA([.B10])" office:value-type="string" office:string-value="=VLOOKUP(&quot;thirst&quot;; basic_needs; MATCH(&quot;daily consumption&quot;; $DifficultySettings.$B$8:$F$8; 0))" calcext:value-type="string">
            <text:p>=VLOOKUP("thirst"; basic_needs; MATCH("daily consumption"; $DifficultySettings.$B$8:$F$8; 0)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hirst per water</text:p>
          </table:table-cell>
          <table:table-cell table:style-name="ce33" table:formula="of:=VLOOKUP(&quot;thirst&quot;; basic_needs; MATCH(&quot;unit&quot;; [$DifficultySettings.$B$8:.$F$8]; 0))" office:value-type="float" office:value="33" calcext:value-type="float">
            <text:p>33</text:p>
          </table:table-cell>
          <table:table-cell table:formula="of:=FORMULA([.B11])" office:value-type="string" office:string-value="=VLOOKUP(&quot;thirst&quot;; basic_needs; MATCH(&quot;unit&quot;; $DifficultySettings.$B$8:$F$8; 0))" calcext:value-type="string">
            <text:p>=VLOOKUP("thirst"; basic_needs; MATCH("unit"; $DifficultySettings.$B$8:$F$8; 0)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mperate min duration</text:p>
          </table:table-cell>
          <table:table-cell table:style-name="ce17" table:formula="of:=INDEX([$DifficultySettings.$I$3:.$I$6]; MATCH(GAME_DIFFICULTY; difficulty_preset; 0))" office:value-type="float" office:value="5" calcext:value-type="float">
            <text:p>5 days</text:p>
          </table:table-cell>
          <table:table-cell table:formula="of:=FORMULA([.B12])" office:value-type="string" office:string-value="=INDEX($DifficultySettings.$I$3:$I$6; MATCH(GAME_DIFFICULTY; difficulty_preset; 0))" calcext:value-type="string">
            <text:p>=INDEX($DifficultySettings.$I$3:$I$6; MATCH(GAME_DIFFICULTY; difficulty_preset; 0)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mperate max duration</text:p>
          </table:table-cell>
          <table:table-cell table:style-name="ce17" table:formula="of:=INDEX([$DifficultySettings.$J$3:.$J$6]; MATCH(GAME_DIFFICULTY; difficulty_preset; 0))" office:value-type="float" office:value="8" calcext:value-type="float">
            <text:p>8 days</text:p>
          </table:table-cell>
          <table:table-cell table:formula="of:=FORMULA([.B13])" office:value-type="string" office:string-value="=INDEX($DifficultySettings.$J$3:$J$6; MATCH(GAME_DIFFICULTY; difficulty_preset; 0))" calcext:value-type="string">
            <text:p>=INDEX($DifficultySettings.$J$3:$J$6; MATCH(GAME_DIFFICULTY; difficulty_preset; 0))</text:p>
          </table:table-cell>
          <table:table-cell table:number-columns-repeated="16378"/>
        </table:table-row>
        <table:table-row table:style-name="ro1" table:number-rows-repeated="2">
          <table:table-cell/>
          <table:table-cell table:style-name="ce33"/>
          <table:table-cell table:number-columns-repeated="16379"/>
        </table:table-row>
        <table:table-row table:style-name="ro1">
          <table:table-cell table:number-columns-repeated="16381"/>
        </table:table-row>
        <table:table-row table:style-name="ro1">
          <table:table-cell table:style-name="ce23" office:value-type="string" calcext:value-type="string">
            <text:p>current valu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ycle</text:p>
          </table:table-cell>
          <table:table-cell table:formula="of:=COM.MICROSOFT.XLOOKUP(&quot;cycle&quot;; [$UI.$B$4:.$B$8]; [$UI.$C$4:.$C$8])" office:value-type="float" office:value="1" calcext:value-type="float">
            <text:p>1</text:p>
          </table:table-cell>
          <table:table-cell table:formula="of:=FORMULA([.B18])" office:value-type="string" office:string-value="=XLOOKUP(&quot;cycle&quot;; $UI.$B$4:$B$8; $UI.$C$4:$C$8)" calcext:value-type="string">
            <text:p>=XLOOKUP("cycle"; $UI.$B$4:$B$8; $UI.$C$4:$C$8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opulation</text:p>
          </table:table-cell>
          <table:table-cell table:formula="of:=COM.MICROSOFT.XLOOKUP(&quot;beavers&quot;; [$UI.$B$4:.$B$8]; [$UI.$C$4:.$C$8])" office:value-type="float" office:value="1" calcext:value-type="float">
            <text:p>1</text:p>
          </table:table-cell>
          <table:table-cell table:formula="of:=FORMULA([.B19])" office:value-type="string" office:string-value="=XLOOKUP(&quot;beavers&quot;; $UI.$B$4:$B$8; $UI.$C$4:$C$8)" calcext:value-type="string">
            <text:p>=XLOOKUP("beavers"; $UI.$B$4:$B$8; $UI.$C$4:$C$8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rought handicap</text:p>
          </table:table-cell>
          <table:table-cell table:style-name="ce29" table:formula="of:=MIN(DROUGHT_BASEHANDICAP + (1-DROUGHT_BASEHANDICAP)*(CURRENT_CYCLE-1)/DROUGHT_HANDICAPDURATION; 1)" office:value-type="float" office:value="0.2" calcext:value-type="float">
            <text:p>0.20</text:p>
          </table:table-cell>
          <table:table-cell table:formula="of:=FORMULA([.B20])" office:value-type="string" office:string-value="=MIN(DROUGHT_BASEHANDICAP + (1-DROUGHT_BASEHANDICAP)*(CURRENT_CYCLE-1)/DROUGHT_HANDICAPDURATION; 1)" calcext:value-type="string">
            <text:p>=MIN(DROUGHT_BASEHANDICAP + (1-DROUGHT_BASEHANDICAP)*(CURRENT_CYCLE-1)/DROUGHT_HANDICAPDURATION; 1)</text:p>
          </table:table-cell>
          <table:table-cell/>
          <table:table-cell table:style-name="ce35" table:number-columns-repeated="5"/>
          <table:table-cell table:number-columns-repeated="16372"/>
        </table:table-row>
        <table:table-row table:style-name="ro1">
          <table:table-cell office:value-type="string" calcext:value-type="string">
            <text:p>badtide handicap</text:p>
          </table:table-cell>
          <table:table-cell table:style-name="ce29" table:formula="of:=IF(CURRENT_CYCLE &gt; BADTIDE_DELAY; MIN(BADTIDE_BASEHANDICAP + (1-BADTIDE_BASEHANDICAP)*(CURRENT_CYCLE-1-BADTIDE_DELAY)/BADTIDE_HANDICAPDURATION; 1); 0)" office:value-type="float" office:value="0" calcext:value-type="float">
            <text:p>0.00</text:p>
          </table:table-cell>
          <table:table-cell table:formula="of:=FORMULA([.B21])" office:value-type="string" office:string-value="=IF(CURRENT_CYCLE &gt; BADTIDE_DELAY; MIN(BADTIDE_BASEHANDICAP + (1-BADTIDE_BASEHANDICAP)*(CURRENT_CYCLE-1-BADTIDE_DELAY)/BADTIDE_HANDICAPDURATION; 1); 0)" calcext:value-type="string">
            <text:p>=IF(CURRENT_CYCLE &gt; BADTIDE_DELAY; MIN(BADTIDE_BASEHANDICAP + (1-BADTIDE_BASEHANDICAP)*(CURRENT_CYCLE-1-BADTIDE_DELAY)/BADTIDE_HANDICAPDURATION; 1); 0)</text:p>
          </table:table-cell>
          <table:table-cell/>
          <table:table-cell table:style-name="ce35" table:number-columns-repeated="5"/>
          <table:table-cell table:number-columns-repeated="16372"/>
        </table:table-row>
        <table:table-row table:style-name="ro1">
          <table:table-cell office:value-type="string" calcext:value-type="string">
            <text:p>badtide chance</text:p>
          </table:table-cell>
          <table:table-cell table:style-name="ce34" table:formula="of:=IF(CURRENT_CYCLE &gt; BADTIDE_DELAY; INDEX([$DifficultySettings.$S$3:.$S$6]; MATCH(GAME_DIFFICULTY; difficulty_preset; 0)); 0)" office:value-type="percentage" office:value="0" calcext:value-type="percentage">
            <text:p>0%</text:p>
          </table:table-cell>
          <table:table-cell table:formula="of:=FORMULA([.B22])" office:value-type="string" office:string-value="=IF(CURRENT_CYCLE &gt; BADTIDE_DELAY; INDEX($DifficultySettings.$S$3:$S$6; MATCH(GAME_DIFFICULTY; difficulty_preset; 0)); 0)" calcext:value-type="string">
            <text:p>=IF(CURRENT_CYCLE &gt; BADTIDE_DELAY; INDEX($DifficultySettings.$S$3:$S$6; MATCH(GAME_DIFFICULTY; difficulty_preset; 0)); 0)</text:p>
          </table:table-cell>
          <table:table-cell/>
          <table:table-cell table:style-name="ce35" table:number-columns-repeated="5"/>
          <table:table-cell table:number-columns-repeated="16372"/>
        </table:table-row>
        <table:table-row table:style-name="ro1">
          <table:table-cell office:value-type="string" calcext:value-type="string">
            <text:p>food</text:p>
          </table:table-cell>
          <table:table-cell table:formula="of:=COM.MICROSOFT.XLOOKUP(&quot;food&quot;; [$UI.$B$4:.$B$8]; [$UI.$C$4:.$C$8])" office:value-type="float" office:value="10" calcext:value-type="float">
            <text:p>10</text:p>
          </table:table-cell>
          <table:table-cell table:formula="of:=FORMULA([.B23])" office:value-type="string" office:string-value="=XLOOKUP(&quot;food&quot;; $UI.$B$4:$B$8; $UI.$C$4:$C$8)" calcext:value-type="string">
            <text:p>=XLOOKUP("food"; $UI.$B$4:$B$8; $UI.$C$4:$C$8)</text:p>
          </table:table-cell>
          <table:table-cell/>
          <table:table-cell table:style-name="ce35" table:number-columns-repeated="2"/>
          <table:table-cell/>
          <table:table-cell table:style-name="ce35" table:number-columns-repeated="2"/>
          <table:table-cell table:number-columns-repeated="16372"/>
        </table:table-row>
        <table:table-row table:style-name="ro1">
          <table:table-cell office:value-type="string" calcext:value-type="string">
            <text:p>water</text:p>
          </table:table-cell>
          <table:table-cell table:formula="of:=COM.MICROSOFT.XLOOKUP(&quot;water&quot;; [$UI.$B$4:.$B$8]; [$UI.$C$4:.$C$8])" office:value-type="float" office:value="10" calcext:value-type="float">
            <text:p>10</text:p>
          </table:table-cell>
          <table:table-cell table:formula="of:=FORMULA([.B24])" office:value-type="string" office:string-value="=XLOOKUP(&quot;water&quot;; $UI.$B$4:$B$8; $UI.$C$4:$C$8)" calcext:value-type="string">
            <text:p>=XLOOKUP("water"; $UI.$B$4:$B$8; $UI.$C$4:$C$8)</text:p>
          </table:table-cell>
          <table:table-cell/>
          <table:table-cell table:style-name="ce35" table:number-columns-repeated="5"/>
          <table:table-cell table:number-columns-repeated="16372"/>
        </table:table-row>
        <table:table-row table:style-name="ro1">
          <table:table-cell office:value-type="string" calcext:value-type="string">
            <text:p>daily food consumption</text:p>
          </table:table-cell>
          <table:table-cell table:style-name="ce29" table:formula="of:=CURRENT_POP*BASE_FOOD_CONSUMPTION/FOOD_UNIT" office:value-type="float" office:value="2.66666666666667" calcext:value-type="float">
            <text:p>2.67</text:p>
          </table:table-cell>
          <table:table-cell table:formula="of:=FORMULA([.B25])" office:value-type="string" office:string-value="=CURRENT_POP*BASE_FOOD_CONSUMPTION/FOOD_UNIT" calcext:value-type="string">
            <text:p>=CURRENT_POP*BASE_FOOD_CONSUMPTION/FOOD_UNIT</text:p>
          </table:table-cell>
          <table:table-cell/>
          <table:table-cell table:style-name="ce35" table:number-columns-repeated="5"/>
          <table:table-cell table:number-columns-repeated="16372"/>
        </table:table-row>
        <table:table-row table:style-name="ro1">
          <table:table-cell office:value-type="string" calcext:value-type="string">
            <text:p>daily water consumption</text:p>
          </table:table-cell>
          <table:table-cell table:style-name="ce29" table:formula="of:=CURRENT_POP*BASE_WATER_CONSUMPTION/WATER_UNIT" office:value-type="float" office:value="2.12121212121212" calcext:value-type="float">
            <text:p>2.12</text:p>
          </table:table-cell>
          <table:table-cell table:formula="of:=FORMULA([.B26])" office:value-type="string" office:string-value="=CURRENT_POP*BASE_WATER_CONSUMPTION/WATER_UNIT" calcext:value-type="string">
            <text:p>=CURRENT_POP*BASE_WATER_CONSUMPTION/WATER_UNIT</text:p>
          </table:table-cell>
          <table:table-cell/>
          <table:table-cell table:style-name="ce35" table:number-columns-repeated="5"/>
          <table:table-cell table:number-columns-repeated="16372"/>
        </table:table-row>
        <table:table-row table:style-name="ro1">
          <table:table-cell office:value-type="string" calcext:value-type="string">
            <text:p>days until no food</text:p>
          </table:table-cell>
          <table:table-cell table:formula="of:=CURRENT_FOOD/CURRENT_FOOD_CONSUMPTION" office:value-type="float" office:value="3.75" calcext:value-type="float">
            <text:p>3.75</text:p>
          </table:table-cell>
          <table:table-cell table:formula="of:=FORMULA([.B27])" office:value-type="string" office:string-value="=CURRENT_FOOD/CURRENT_FOOD_CONSUMPTION" calcext:value-type="string">
            <text:p>=CURRENT_FOOD/CURRENT_FOOD_CONSUMPTI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ys until no water</text:p>
          </table:table-cell>
          <table:table-cell table:style-name="ce29" table:formula="of:=CURRENT_WATER/CURRENT_WATER_CONSUMPTION" office:value-type="float" office:value="4.71428571428571" calcext:value-type="float">
            <text:p>4.71</text:p>
          </table:table-cell>
          <table:table-cell table:formula="of:=FORMULA([.B28])" office:value-type="string" office:string-value="=CURRENT_WATER/CURRENT_WATER_CONSUMPTION" calcext:value-type="string">
            <text:p>=CURRENT_WATER/CURRENT_WATER_CONSUMPTI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rought min duration</text:p>
          </table:table-cell>
          <table:table-cell table:style-name="ce17" table:formula="of:=CURRENT_DROUGHT_HANDICAP*INDEX([$DifficultySettings.$K$3:.$K$6]; MATCH(GAME_DIFFICULTY; difficulty_preset; 0))" office:value-type="float" office:value="3" calcext:value-type="float">
            <text:p>3 days</text:p>
          </table:table-cell>
          <table:table-cell table:formula="of:=FORMULA([.B29])" office:value-type="string" office:string-value="=CURRENT_DROUGHT_HANDICAP*INDEX($DifficultySettings.$K$3:$K$6; MATCH(GAME_DIFFICULTY; difficulty_preset; 0))" calcext:value-type="string">
            <text:p>=CURRENT_DROUGHT_HANDICAP*INDEX($DifficultySettings.$K$3:$K$6; MATCH(GAME_DIFFICULTY; difficulty_preset; 0)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rought max duration</text:p>
          </table:table-cell>
          <table:table-cell table:style-name="ce17" table:formula="of:=CURRENT_DROUGHT_HANDICAP*INDEX([$DifficultySettings.$L$3:.$L$6]; MATCH(GAME_DIFFICULTY; difficulty_preset; 0))" office:value-type="float" office:value="6" calcext:value-type="float">
            <text:p>6 days</text:p>
          </table:table-cell>
          <table:table-cell table:formula="of:=FORMULA([.B30])" office:value-type="string" office:string-value="=CURRENT_DROUGHT_HANDICAP*INDEX($DifficultySettings.$L$3:$L$6; MATCH(GAME_DIFFICULTY; difficulty_preset; 0))" calcext:value-type="string">
            <text:p>=CURRENT_DROUGHT_HANDICAP*INDEX($DifficultySettings.$L$3:$L$6; MATCH(GAME_DIFFICULTY; difficulty_preset; 0)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dtide min duration</text:p>
          </table:table-cell>
          <table:table-cell table:style-name="ce17" table:formula="of:=CURRENT_BADTIDE_HANDICAP*INDEX([$DifficultySettings.$K$3:.$K$6]; MATCH(GAME_DIFFICULTY; difficulty_preset; 0))" office:value-type="float" office:value="0" calcext:value-type="float">
            <text:p>0 days</text:p>
          </table:table-cell>
          <table:table-cell table:formula="of:=FORMULA([.B31])" office:value-type="string" office:string-value="=CURRENT_BADTIDE_HANDICAP*INDEX($DifficultySettings.$K$3:$K$6; MATCH(GAME_DIFFICULTY; difficulty_preset; 0))" calcext:value-type="string">
            <text:p>=CURRENT_BADTIDE_HANDICAP*INDEX($DifficultySettings.$K$3:$K$6; MATCH(GAME_DIFFICULTY; difficulty_preset; 0)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dtide max duration</text:p>
          </table:table-cell>
          <table:table-cell table:style-name="ce17" table:formula="of:=CURRENT_BADTIDE_HANDICAP*INDEX([$DifficultySettings.$L$3:.$L$6]; MATCH(GAME_DIFFICULTY; difficulty_preset; 0))" office:value-type="float" office:value="0" calcext:value-type="float">
            <text:p>0 days</text:p>
          </table:table-cell>
          <table:table-cell table:formula="of:=FORMULA([.B32])" office:value-type="string" office:string-value="=CURRENT_BADTIDE_HANDICAP*INDEX($DifficultySettings.$L$3:$L$6; MATCH(GAME_DIFFICULTY; difficulty_preset; 0))" calcext:value-type="string">
            <text:p>=CURRENT_BADTIDE_HANDICAP*INDEX($DifficultySettings.$L$3:$L$6; MATCH(GAME_DIFFICULTY; difficulty_preset; 0))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formula="of:=FORMULA([.B33])" office:value-type="string" office:string-value="" calcext:value-type="error">
            <text:p>#N/A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formula="of:=FORMULA([.B34])" office:value-type="string" office:string-value="" calcext:value-type="error">
            <text:p>#N/A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formula="of:=FORMULA([.B35])" office:value-type="string" office:string-value="" calcext:value-type="error">
            <text:p>#N/A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formula="of:=FORMULA([.B36])" office:value-type="string" office:string-value="" calcext:value-type="error">
            <text:p>#N/A</text:p>
          </table:table-cell>
          <table:table-cell table:number-columns-repeated="16378"/>
        </table:table-row>
        <table:table-row table:style-name="ro1" table:number-rows-repeated="1048539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DifficultySettings" table:style-name="ta1">
        <office:forms form:automatic-focus="false" form:apply-design-mode="false"/>
        <table:table-column table:style-name="co5" table:default-cell-style-name="ce9"/>
        <table:table-column table:style-name="co1" table:number-columns-repeated="19" table:default-cell-style-name="ce35"/>
        <table:table-column table:style-name="co1" table:default-cell-style-name="Default"/>
        <table:table-column table:style-name="co1" table:number-columns-repeated="16359" table:default-cell-style-name="ce35"/>
        <table:table-column table:style-name="co1" table:number-columns-repeated="4" table:default-cell-style-name="Default"/>
        <table:table-row table:style-name="ro1">
          <table:table-cell table:style-name="ce49"/>
          <table:table-cell table:style-name="ce40"/>
          <table:table-cell table:style-name="ce59" office:value-type="string" calcext:value-type="string" table:number-columns-spanned="2" table:number-rows-spanned="1">
            <text:p>population</text:p>
          </table:table-cell>
          <table:covered-table-cell table:style-name="ce40"/>
          <table:table-cell table:style-name="ce49" office:value-type="string" calcext:value-type="string" table:number-columns-spanned="2" table:number-rows-spanned="1">
            <text:p>food</text:p>
          </table:table-cell>
          <table:covered-table-cell table:style-name="ce62"/>
          <table:table-cell table:style-name="ce49" office:value-type="string" calcext:value-type="string" table:number-columns-spanned="2" table:number-rows-spanned="1">
            <text:p>water</text:p>
          </table:table-cell>
          <table:covered-table-cell table:style-name="ce62"/>
          <table:table-cell table:style-name="ce49" office:value-type="string" calcext:value-type="string" table:number-columns-spanned="2" table:number-rows-spanned="1">
            <text:p>temperate weather</text:p>
          </table:table-cell>
          <table:covered-table-cell table:style-name="ce62"/>
          <table:table-cell table:style-name="ce49" office:value-type="string" calcext:value-type="string" table:number-columns-spanned="4" table:number-rows-spanned="1">
            <text:p>drought</text:p>
          </table:table-cell>
          <table:covered-table-cell table:number-columns-repeated="3" table:style-name="ce62"/>
          <table:table-cell table:style-name="ce49" office:value-type="string" calcext:value-type="string" table:number-columns-spanned="6" table:number-rows-spanned="1">
            <text:p>badtide</text:p>
          </table:table-cell>
          <table:covered-table-cell table:number-columns-repeated="5" table:style-name="ce62"/>
          <table:table-cell/>
          <table:table-cell table:style-name="ce62" table:number-columns-repeated="16359"/>
          <table:table-cell table:number-columns-repeated="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62" office:value-type="string" calcext:value-type="string">
            <text:p>difficulty</text:p>
          </table:table-cell>
          <table:table-cell table:style-name="ce62" office:value-type="string" calcext:value-type="string">
            <text:p>adults</text:p>
          </table:table-cell>
          <table:table-cell table:style-name="ce62" office:value-type="string" calcext:value-type="string">
            <text:p>kits</text:p>
          </table:table-cell>
          <table:table-cell table:style-name="ce62" office:value-type="string" calcext:value-type="string">
            <text:p>start with</text:p>
          </table:table-cell>
          <table:table-cell table:style-name="ce62" office:value-type="string" calcext:value-type="string">
            <text:p>multiplier</text:p>
          </table:table-cell>
          <table:table-cell table:style-name="ce62" office:value-type="string" calcext:value-type="string">
            <text:p>start with</text:p>
          </table:table-cell>
          <table:table-cell table:style-name="ce62" office:value-type="string" calcext:value-type="string">
            <text:p>multiplier</text:p>
          </table:table-cell>
          <table:table-cell table:style-name="ce62" office:value-type="string" calcext:value-type="string">
            <text:p>min</text:p>
          </table:table-cell>
          <table:table-cell table:style-name="ce62" office:value-type="string" calcext:value-type="string">
            <text:p>max</text:p>
          </table:table-cell>
          <table:table-cell table:style-name="ce62" office:value-type="string" calcext:value-type="string">
            <text:p>min</text:p>
          </table:table-cell>
          <table:table-cell table:style-name="ce62" office:value-type="string" calcext:value-type="string">
            <text:p>max</text:p>
          </table:table-cell>
          <table:table-cell table:style-name="ce62" office:value-type="string" calcext:value-type="string">
            <text:p>multiplier</text:p>
          </table:table-cell>
          <table:table-cell table:style-name="ce62" office:value-type="string" calcext:value-type="string">
            <text:p>handicap</text:p>
          </table:table-cell>
          <table:table-cell table:style-name="ce62" office:value-type="string" calcext:value-type="string">
            <text:p>min</text:p>
          </table:table-cell>
          <table:table-cell table:style-name="ce62" office:value-type="string" calcext:value-type="string">
            <text:p>max</text:p>
          </table:table-cell>
          <table:table-cell table:style-name="ce62" office:value-type="string" calcext:value-type="string">
            <text:p>multiplier</text:p>
          </table:table-cell>
          <table:table-cell table:style-name="ce62" office:value-type="string" calcext:value-type="string">
            <text:p>handicap</text:p>
          </table:table-cell>
          <table:table-cell table:style-name="ce62" office:value-type="string" calcext:value-type="string">
            <text:p>chance</text:p>
          </table:table-cell>
          <table:table-cell table:style-name="ce62" office:value-type="string" calcext:value-type="string">
            <text:p>onset delay</text:p>
          </table:table-cell>
          <table:table-cell/>
          <table:table-cell table:style-name="ce62" table:number-columns-repeated="16359"/>
          <table:table-cell table:number-columns-repeated="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easy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style-name="ce18" office:value-type="float" office:value="300" calcext:value-type="float">
            <text:p>300</text:p>
          </table:table-cell>
          <table:table-cell table:style-name="ce53" office:value-type="float" office:value="0.4" calcext:value-type="float">
            <text:p>0.40</text:p>
          </table:table-cell>
          <table:table-cell table:style-name="ce18" office:value-type="float" office:value="250" calcext:value-type="float">
            <text:p>250</text:p>
          </table:table-cell>
          <table:table-cell table:style-name="ce53" office:value-type="float" office:value="0.4" calcext:value-type="float">
            <text:p>0.40</text:p>
          </table:table-cell>
          <table:table-cell table:style-name="ce84" office:value-type="float" office:value="16" calcext:value-type="float">
            <text:p>16 days</text:p>
          </table:table-cell>
          <table:table-cell table:style-name="ce84" office:value-type="float" office:value="19" calcext:value-type="float">
            <text:p>19 days</text:p>
          </table:table-cell>
          <table:table-cell table:style-name="ce84" office:value-type="float" office:value="2" calcext:value-type="float">
            <text:p>2 days</text:p>
          </table:table-cell>
          <table:table-cell table:style-name="ce84" office:value-type="float" office:value="4" calcext:value-type="float">
            <text:p>4 days</text:p>
          </table:table-cell>
          <table:table-cell table:style-name="ce53" office:value-type="float" office:value="0.25" calcext:value-type="float">
            <text:p>0.25</text:p>
          </table:table-cell>
          <table:table-cell table:style-name="ce30" office:value-type="float" office:value="8" calcext:value-type="float">
            <text:p>8 cycles</text:p>
          </table:table-cell>
          <table:table-cell table:style-name="ce84" office:value-type="float" office:value="1" calcext:value-type="float">
            <text:p>1 days</text:p>
          </table:table-cell>
          <table:table-cell table:style-name="ce84" office:value-type="float" office:value="3" calcext:value-type="float">
            <text:p>3 days</text:p>
          </table:table-cell>
          <table:table-cell table:style-name="ce53" office:value-type="float" office:value="0.3" calcext:value-type="float">
            <text:p>0.30</text:p>
          </table:table-cell>
          <table:table-cell table:style-name="ce30" office:value-type="float" office:value="6" calcext:value-type="float">
            <text:p>6 cycles</text:p>
          </table:table-cell>
          <table:table-cell table:style-name="ce65" office:value-type="percentage" office:value="0.4" calcext:value-type="percentage">
            <text:p>40%</text:p>
          </table:table-cell>
          <table:table-cell table:style-name="ce30" office:value-type="float" office:value="5" calcext:value-type="float">
            <text:p>5 cycles</text:p>
          </table:table-cell>
          <table:table-cell/>
          <table:table-cell table:style-name="ce13" table:number-columns-repeated="16359"/>
          <table:table-cell table:number-columns-repeated="4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normal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9" office:value-type="float" office:value="130" calcext:value-type="float">
            <text:p>130</text:p>
          </table:table-cell>
          <table:table-cell table:style-name="ce54" office:value-type="float" office:value="1" calcext:value-type="float">
            <text:p>1.00</text:p>
          </table:table-cell>
          <table:table-cell table:style-name="ce19" office:value-type="float" office:value="0" calcext:value-type="float">
            <text:p>0</text:p>
          </table:table-cell>
          <table:table-cell table:style-name="ce54" office:value-type="float" office:value="1" calcext:value-type="float">
            <text:p>1.00</text:p>
          </table:table-cell>
          <table:table-cell table:style-name="ce85" office:value-type="float" office:value="13" calcext:value-type="float">
            <text:p>13 days</text:p>
          </table:table-cell>
          <table:table-cell table:style-name="ce85" office:value-type="float" office:value="17" calcext:value-type="float">
            <text:p>17 days</text:p>
          </table:table-cell>
          <table:table-cell table:style-name="ce85" office:value-type="float" office:value="5" calcext:value-type="float">
            <text:p>5 days</text:p>
          </table:table-cell>
          <table:table-cell table:style-name="ce85" office:value-type="float" office:value="9" calcext:value-type="float">
            <text:p>9 days</text:p>
          </table:table-cell>
          <table:table-cell table:style-name="ce54" office:value-type="float" office:value="0.38" calcext:value-type="float">
            <text:p>0.38</text:p>
          </table:table-cell>
          <table:table-cell table:style-name="ce31" office:value-type="float" office:value="5" calcext:value-type="float">
            <text:p>5 cycles</text:p>
          </table:table-cell>
          <table:table-cell table:style-name="ce85" office:value-type="float" office:value="4" calcext:value-type="float">
            <text:p>4 days</text:p>
          </table:table-cell>
          <table:table-cell table:style-name="ce85" office:value-type="float" office:value="8" calcext:value-type="float">
            <text:p>8 days</text:p>
          </table:table-cell>
          <table:table-cell table:style-name="ce54" office:value-type="float" office:value="0.15" calcext:value-type="float">
            <text:p>0.15</text:p>
          </table:table-cell>
          <table:table-cell table:style-name="ce31" office:value-type="float" office:value="5" calcext:value-type="float">
            <text:p>5 cycles</text:p>
          </table:table-cell>
          <table:table-cell table:style-name="ce66" office:value-type="percentage" office:value="0.4" calcext:value-type="percentage">
            <text:p>40%</text:p>
          </table:table-cell>
          <table:table-cell table:style-name="ce31" office:value-type="float" office:value="4" calcext:value-type="float">
            <text:p>4 cycles</text:p>
          </table:table-cell>
          <table:table-cell/>
          <table:table-cell table:style-name="ce14" table:number-columns-repeated="16359"/>
          <table:table-cell table:number-columns-repeated="4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5" office:value-type="string" calcext:value-type="string">
            <text:p>hard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90" calcext:value-type="float">
            <text:p>90</text:p>
          </table:table-cell>
          <table:table-cell table:style-name="ce55" office:value-type="float" office:value="1" calcext:value-type="float">
            <text:p>1.00</text:p>
          </table:table-cell>
          <table:table-cell table:style-name="ce20" office:value-type="float" office:value="0" calcext:value-type="float">
            <text:p>0</text:p>
          </table:table-cell>
          <table:table-cell table:style-name="ce55" office:value-type="float" office:value="1" calcext:value-type="float">
            <text:p>1.00</text:p>
          </table:table-cell>
          <table:table-cell table:style-name="ce86" office:value-type="float" office:value="5" calcext:value-type="float">
            <text:p>5 days</text:p>
          </table:table-cell>
          <table:table-cell table:style-name="ce86" office:value-type="float" office:value="8" calcext:value-type="float">
            <text:p>8 days</text:p>
          </table:table-cell>
          <table:table-cell table:style-name="ce86" office:value-type="float" office:value="15" calcext:value-type="float">
            <text:p>15 days</text:p>
          </table:table-cell>
          <table:table-cell table:style-name="ce86" office:value-type="float" office:value="30" calcext:value-type="float">
            <text:p>30 days</text:p>
          </table:table-cell>
          <table:table-cell table:style-name="ce55" office:value-type="float" office:value="0.2" calcext:value-type="float">
            <text:p>0.20</text:p>
          </table:table-cell>
          <table:table-cell table:style-name="ce32" office:value-type="float" office:value="12" calcext:value-type="float">
            <text:p>12 cycles</text:p>
          </table:table-cell>
          <table:table-cell table:style-name="ce86" office:value-type="float" office:value="15" calcext:value-type="float">
            <text:p>15 days</text:p>
          </table:table-cell>
          <table:table-cell table:style-name="ce86" office:value-type="float" office:value="30" calcext:value-type="float">
            <text:p>30 days</text:p>
          </table:table-cell>
          <table:table-cell table:style-name="ce55" office:value-type="float" office:value="0.4" calcext:value-type="float">
            <text:p>0.40</text:p>
          </table:table-cell>
          <table:table-cell table:style-name="ce32" office:value-type="float" office:value="9" calcext:value-type="float">
            <text:p>9 cycles</text:p>
          </table:table-cell>
          <table:table-cell table:style-name="ce67" office:value-type="percentage" office:value="0.4" calcext:value-type="percentage">
            <text:p>40%</text:p>
          </table:table-cell>
          <table:table-cell table:style-name="ce32" office:value-type="float" office:value="3" calcext:value-type="float">
            <text:p>3 cycles</text:p>
          </table:table-cell>
          <table:table-cell/>
          <table:table-cell table:style-name="ce15" table:number-columns-repeated="16359"/>
          <table:table-cell table:number-columns-repeated="4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table:style-name="ce45" office:value-type="string" calcext:value-type="string">
            <text:p>custom</text:p>
          </table:table-cell>
          <table:table-cell table:style-name="ce46" table:formula="of:=[$CustomValues.A3]" office:value-type="float" office:value="8" calcext:value-type="float">
            <text:p>8</text:p>
          </table:table-cell>
          <table:table-cell table:style-name="ce46" table:formula="of:=[$CustomValues.B3]" office:value-type="float" office:value="4" calcext:value-type="float">
            <text:p>4</text:p>
          </table:table-cell>
          <table:table-cell table:style-name="ce52" table:formula="of:=[$CustomValues.C3]" office:value-type="float" office:value="100" calcext:value-type="float">
            <text:p>100</text:p>
          </table:table-cell>
          <table:table-cell table:style-name="ce56" table:formula="of:=[$CustomValues.D3]" office:value-type="float" office:value="1" calcext:value-type="float">
            <text:p>1.00</text:p>
          </table:table-cell>
          <table:table-cell table:style-name="ce52" table:formula="of:=[$CustomValues.E3]" office:value-type="float" office:value="0" calcext:value-type="float">
            <text:p>0</text:p>
          </table:table-cell>
          <table:table-cell table:style-name="ce56" table:formula="of:=[$CustomValues.F3]" office:value-type="float" office:value="1" calcext:value-type="float">
            <text:p>1.00</text:p>
          </table:table-cell>
          <table:table-cell table:style-name="ce87" table:formula="of:=[$CustomValues.G3]" office:value-type="float" office:value="7" calcext:value-type="float">
            <text:p>7 days</text:p>
          </table:table-cell>
          <table:table-cell table:style-name="ce87" table:formula="of:=[$CustomValues.H3]" office:value-type="float" office:value="14" calcext:value-type="float">
            <text:p>14 days</text:p>
          </table:table-cell>
          <table:table-cell table:style-name="ce87" table:formula="of:=[$CustomValues.I3]" office:value-type="float" office:value="14" calcext:value-type="float">
            <text:p>14 days</text:p>
          </table:table-cell>
          <table:table-cell table:style-name="ce87" table:formula="of:=[$CustomValues.J3]" office:value-type="float" office:value="30" calcext:value-type="float">
            <text:p>30 days</text:p>
          </table:table-cell>
          <table:table-cell table:style-name="ce56" table:formula="of:=[$CustomValues.K3]" office:value-type="float" office:value="0.2" calcext:value-type="float">
            <text:p>0.20</text:p>
          </table:table-cell>
          <table:table-cell table:style-name="ce64" table:formula="of:=[$CustomValues.L3]" office:value-type="float" office:value="8" calcext:value-type="float">
            <text:p>8 cycles</text:p>
          </table:table-cell>
          <table:table-cell table:style-name="ce87" table:formula="of:=[$CustomValues.M3]" office:value-type="float" office:value="14" calcext:value-type="float">
            <text:p>14 days</text:p>
          </table:table-cell>
          <table:table-cell table:style-name="ce87" table:formula="of:=[$CustomValues.N3]" office:value-type="float" office:value="30" calcext:value-type="float">
            <text:p>30 days</text:p>
          </table:table-cell>
          <table:table-cell table:style-name="ce56" table:formula="of:=[$CustomValues.O3]" office:value-type="float" office:value="0.6" calcext:value-type="float">
            <text:p>0.60</text:p>
          </table:table-cell>
          <table:table-cell table:style-name="ce64" table:formula="of:=[$CustomValues.P3]" office:value-type="float" office:value="4" calcext:value-type="float">
            <text:p>4 cycles</text:p>
          </table:table-cell>
          <table:table-cell table:style-name="ce95" table:formula="of:=[$CustomValues.Q3]" office:value-type="percentage" office:value="0.5" calcext:value-type="percentage">
            <text:p>50%</text:p>
          </table:table-cell>
          <table:table-cell table:style-name="ce64" table:formula="of:=[$CustomValues.R3]" office:value-type="float" office:value="4" calcext:value-type="float">
            <text:p>4 cycles</text:p>
          </table:table-cell>
          <table:table-cell table:style-name="ce46"/>
          <table:table-cell table:style-name="ce45" table:number-columns-repeated="16359"/>
          <table:table-cell table:style-name="ce46"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>
          <table:table-cell table:style-name="ce4"/>
          <table:table-cell table:style-name="ce40"/>
          <table:table-cell table:style-name="ce40" office:value-type="string" calcext:value-type="string">
            <text:p>min</text:p>
          </table:table-cell>
          <table:table-cell table:style-name="ce40" office:value-type="string" calcext:value-type="string">
            <text:p>max</text:p>
          </table:table-cell>
          <table:table-cell table:style-name="ce40" office:value-type="string" calcext:value-type="string">
            <text:p>unit</text:p>
          </table:table-cell>
          <table:table-cell table:style-name="ce62" office:value-type="string" calcext:value-type="string">
            <text:p>daily consumption</text:p>
          </table:table-cell>
          <table:table-cell table:style-name="ce62" table:number-columns-repeated="14"/>
          <table:table-cell table:style-name="ce40"/>
          <table:table-cell table:style-name="ce62" table:number-columns-repeated="16359"/>
          <table:table-cell table:style-name="ce40" table:number-columns-repeated="4"/>
        </table:table-row>
        <table:table-row table:style-name="ro1">
          <table:table-cell/>
          <table:table-cell table:style-name="ce40" office:value-type="string" calcext:value-type="string">
            <text:p>hunger</text:p>
          </table:table-cell>
          <table:table-cell table:style-name="ce47" office:value-type="float" office:value="-300" calcext:value-type="float">
            <text:p>-300%</text:p>
          </table:table-cell>
          <table:table-cell table:style-name="ce47" office:value-type="float" office:value="100" calcext:value-type="float">
            <text:p>100%</text:p>
          </table:table-cell>
          <table:table-cell table:style-name="ce47" office:value-type="float" office:value="30" calcext:value-type="float">
            <text:p>30%</text:p>
          </table:table-cell>
          <table:table-cell table:style-name="ce48" office:value-type="float" office:value="80" calcext:value-type="float">
            <text:p>80%</text:p>
          </table:table-cell>
          <table:table-cell table:number-columns-repeated="5"/>
          <table:table-cell table:style-name="Default" table:number-columns-repeated="5"/>
          <table:table-cell table:number-columns-repeated="16368"/>
        </table:table-row>
        <table:table-row table:style-name="ro1">
          <table:table-cell/>
          <table:table-cell table:style-name="ce40" office:value-type="string" calcext:value-type="string">
            <text:p>thirst</text:p>
          </table:table-cell>
          <table:table-cell table:style-name="ce47" office:value-type="float" office:value="-300" calcext:value-type="float">
            <text:p>-300%</text:p>
          </table:table-cell>
          <table:table-cell table:style-name="ce48" office:value-type="float" office:value="100" calcext:value-type="float">
            <text:p>100%</text:p>
          </table:table-cell>
          <table:table-cell table:style-name="ce48" office:value-type="float" office:value="33" calcext:value-type="float">
            <text:p>33%</text:p>
          </table:table-cell>
          <table:table-cell table:style-name="ce48" office:value-type="float" office:value="70" calcext:value-type="float">
            <text:p>70%</text:p>
          </table:table-cell>
          <table:table-cell table:number-columns-repeated="5"/>
          <table:table-cell table:style-name="Default" table:number-columns-repeated="5"/>
          <table:table-cell table:number-columns-repeated="16368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table:style-name="Default" table:number-columns-repeated="5"/>
          <table:table-cell table:number-columns-repeated="16368"/>
        </table:table-row>
        <table:table-row table:style-name="ro1" table:number-rows-repeated="2">
          <table:table-cell table:style-name="ce3"/>
          <table:table-cell table:style-name="Default" table:number-columns-repeated="3"/>
          <table:table-cell table:number-columns-repeated="7"/>
          <table:table-cell table:style-name="Default" table:number-columns-repeated="5"/>
          <table:table-cell table:number-columns-repeated="16368"/>
        </table:table-row>
        <table:table-row table:style-name="ro1">
          <table:table-cell/>
          <table:table-cell table:style-name="Default" table:number-columns-repeated="3"/>
          <table:table-cell table:number-columns-repeated="7"/>
          <table:table-cell table:style-name="Default" table:number-columns-repeated="5"/>
          <table:table-cell table:number-columns-repeated="16368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table:style-name="Default" table:number-columns-repeated="5"/>
          <table:table-cell table:number-columns-repeated="16368"/>
        </table:table-row>
        <table:table-row table:style-name="ro1">
          <table:table-cell/>
          <table:table-cell table:style-name="Default" table:number-columns-repeated="2"/>
          <table:table-cell table:number-columns-repeated="16381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>
          <table:table-cell/>
          <table:table-cell table:style-name="Default" table:number-columns-repeated="3"/>
          <table:table-cell table:number-columns-repeated="16380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3">
          <table:table-cell/>
          <table:table-cell table:style-name="Default"/>
          <table:table-cell table:number-columns-repeated="16382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Values" table:style-name="ta1" table:print-ranges="CustomValues.A1:CustomValues.A1 CustomValues.A3:CustomValues.A3 CustomValues.A5:CustomValues.A5 CustomValues.A7:CustomValues.A7 CustomValues.A9:CustomValues.A9 CustomValues.A13:CustomValues.A13">
        <office:forms form:automatic-focus="false" form:apply-design-mode="false"/>
        <table:table-column table:style-name="co1" table:default-cell-style-name="ce59"/>
        <table:table-column table:style-name="co1" table:default-cell-style-name="Default"/>
        <table:table-column table:style-name="co1" table:default-cell-style-name="ce59"/>
        <table:table-column table:style-name="co1" table:default-cell-style-name="Default"/>
        <table:table-column table:style-name="co1" table:default-cell-style-name="ce59"/>
        <table:table-column table:style-name="co1" table:default-cell-style-name="Default"/>
        <table:table-column table:style-name="co1" table:default-cell-style-name="ce59"/>
        <table:table-column table:style-name="co1" table:default-cell-style-name="Default"/>
        <table:table-column table:style-name="co1" table:default-cell-style-name="ce59"/>
        <table:table-column table:style-name="co1" table:default-cell-style-name="Default"/>
        <table:table-column table:style-name="co1" table:default-cell-style-name="ce100"/>
        <table:table-column table:style-name="co1" table:default-cell-style-name="Default"/>
        <table:table-column table:style-name="co1" table:default-cell-style-name="ce59"/>
        <table:table-column table:style-name="co1" table:default-cell-style-name="Default"/>
        <table:table-column table:style-name="co1" table:default-cell-style-name="ce100"/>
        <table:table-column table:style-name="co1" table:number-columns-repeated="3" table:default-cell-style-name="Default"/>
        <table:table-row table:style-name="ro1">
          <table:table-cell office:value-type="string" calcext:value-type="string" table:number-columns-spanned="2" table:number-rows-spanned="1">
            <text:p>population</text:p>
          </table:table-cell>
          <table:covered-table-cell/>
          <table:table-cell office:value-type="string" calcext:value-type="string" table:number-columns-spanned="2" table:number-rows-spanned="1">
            <text:p>food</text:p>
          </table:table-cell>
          <table:covered-table-cell/>
          <table:table-cell office:value-type="string" calcext:value-type="string" table:number-columns-spanned="2" table:number-rows-spanned="1">
            <text:p>water</text:p>
          </table:table-cell>
          <table:covered-table-cell/>
          <table:table-cell office:value-type="string" calcext:value-type="string" table:number-columns-spanned="2" table:number-rows-spanned="1">
            <text:p>temperate</text:p>
          </table:table-cell>
          <table:covered-table-cell/>
          <table:table-cell office:value-type="string" calcext:value-type="string" table:number-columns-spanned="4" table:number-rows-spanned="1">
            <text:p>drought</text:p>
          </table:table-cell>
          <table:covered-table-cell table:number-columns-repeated="3"/>
          <table:table-cell office:value-type="string" calcext:value-type="string" table:number-columns-spanned="6" table:number-rows-spanned="1">
            <text:p>badtide</text:p>
          </table:table-cell>
          <table:covered-table-cell table:number-columns-repeated="5"/>
        </table:table-row>
        <table:table-row table:style-name="ro1">
          <table:table-cell table:style-name="Default" office:value-type="string" calcext:value-type="string">
            <text:p>adults</text:p>
          </table:table-cell>
          <table:table-cell office:value-type="string" calcext:value-type="string">
            <text:p>kits</text:p>
          </table:table-cell>
          <table:table-cell table:style-name="Default" office:value-type="string" calcext:value-type="string">
            <text:p>start with</text:p>
          </table:table-cell>
          <table:table-cell office:value-type="string" calcext:value-type="string">
            <text:p>consumption</text:p>
          </table:table-cell>
          <table:table-cell table:style-name="Default" office:value-type="string" calcext:value-type="string">
            <text:p>start with</text:p>
          </table:table-cell>
          <table:table-cell office:value-type="string" calcext:value-type="string">
            <text:p>consumption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multiplier</text:p>
          </table:table-cell>
          <table:table-cell office:value-type="string" calcext:value-type="string">
            <text:p>handicap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multiplier</text:p>
          </table:table-cell>
          <table:table-cell office:value-type="string" calcext:value-type="string">
            <text:p>handicap</text:p>
          </table:table-cell>
          <table:table-cell office:value-type="string" calcext:value-type="string">
            <text:p>chance</text:p>
          </table:table-cell>
          <table:table-cell office:value-type="string" calcext:value-type="string">
            <text:p>onset delay</text:p>
          </table:table-cell>
        </table:table-row>
        <table:table-row table:style-name="ro1">
          <table:table-cell table:style-name="ce71" office:value-type="float" office:value="8" calcext:value-type="float">
            <text:p>8</text:p>
          </table:table-cell>
          <table:table-cell table:style-name="ce71" office:value-type="float" office:value="4" calcext:value-type="float">
            <text:p>4</text:p>
          </table:table-cell>
          <table:table-cell table:style-name="ce72" office:value-type="float" office:value="100" calcext:value-type="float">
            <text:p>100</text:p>
          </table:table-cell>
          <table:table-cell table:style-name="ce73" office:value-type="percentage" office:value="1" calcext:value-type="percentage">
            <text:p>100%</text:p>
          </table:table-cell>
          <table:table-cell table:style-name="ce72" office:value-type="float" office:value="0" calcext:value-type="float">
            <text:p>0</text:p>
          </table:table-cell>
          <table:table-cell table:style-name="ce73" office:value-type="percentage" office:value="1" calcext:value-type="percentage">
            <text:p>100%</text:p>
          </table:table-cell>
          <table:table-cell table:style-name="ce99" office:value-type="float" office:value="7" calcext:value-type="float">
            <text:p>7 days</text:p>
          </table:table-cell>
          <table:table-cell table:number-columns-repeated="2" table:style-name="ce99" office:value-type="float" office:value="14" calcext:value-type="float">
            <text:p>14 days</text:p>
          </table:table-cell>
          <table:table-cell table:style-name="ce99" office:value-type="float" office:value="30" calcext:value-type="float">
            <text:p>30 days</text:p>
          </table:table-cell>
          <table:table-cell table:style-name="ce73" office:value-type="percentage" office:value="0.2" calcext:value-type="percentage">
            <text:p>20%</text:p>
          </table:table-cell>
          <table:table-cell table:style-name="ce75" office:value-type="float" office:value="8" calcext:value-type="float">
            <text:p>8 cycles</text:p>
          </table:table-cell>
          <table:table-cell table:style-name="ce99" office:value-type="float" office:value="14" calcext:value-type="float">
            <text:p>14 days</text:p>
          </table:table-cell>
          <table:table-cell table:style-name="ce99" office:value-type="float" office:value="30" calcext:value-type="float">
            <text:p>30 days</text:p>
          </table:table-cell>
          <table:table-cell table:style-name="ce73" office:value-type="percentage" office:value="0.6" calcext:value-type="percentage">
            <text:p>60%</text:p>
          </table:table-cell>
          <table:table-cell table:style-name="ce75" office:value-type="float" office:value="4" calcext:value-type="float">
            <text:p>4 cycles</text:p>
          </table:table-cell>
          <table:table-cell table:style-name="ce73" office:value-type="percentage" office:value="0.5" calcext:value-type="percentage">
            <text:p>50%</text:p>
          </table:table-cell>
          <table:table-cell table:style-name="ce75" office:value-type="float" office:value="4" calcext:value-type="float">
            <text:p>4 cycles</text:p>
          </table:table-cell>
        </table:table-row>
      </table:table>
      <table:named-expressions>
        <table:named-range table:name="BADTIDE_BASEHANDICAP" table:base-cell-address="$Maffs.$B$4" table:cell-range-address="$Maffs.$B5"/>
        <table:named-range table:name="BADTIDE_DELAY" table:base-cell-address="$Maffs.$B$7" table:cell-range-address="$Maffs.$B$7"/>
        <table:named-range table:name="BADTIDE_HANDICAPDURATION" table:base-cell-address="$Maffs.$B$11" table:cell-range-address="$Maffs.$B$6"/>
        <table:named-range table:name="BASE_FOOD_CONSUMPTION" table:base-cell-address="$Maffs.$B$10" table:cell-range-address="$Maffs.$B$8"/>
        <table:named-range table:name="BASE_WATER_CONSUMPTION" table:base-cell-address="$Maffs.$B$10" table:cell-range-address="$Maffs.$B$10"/>
        <table:named-range table:name="CURRENT_BADTIDE_CHANCE" table:base-cell-address="$Maffs.$B$14" table:cell-range-address="$Maffs.$B$22"/>
        <table:named-range table:name="CURRENT_BADTIDE_HANDICAP" table:base-cell-address="$Maffs.$B$11" table:cell-range-address="$Maffs.$B$21"/>
        <table:named-range table:name="CURRENT_BADTIDE_MAX_DURATION" table:base-cell-address="$Maffs.$B$28" table:cell-range-address="$Maffs.$B$32"/>
        <table:named-range table:name="CURRENT_BADTIDE_MIN_DURATION" table:base-cell-address="$Maffs.$B$27" table:cell-range-address="$Maffs.$B$31"/>
        <table:named-range table:name="CURRENT_CYCLE" table:base-cell-address="$Maffs.$B$11" table:cell-range-address="$Maffs.$B$18"/>
        <table:named-range table:name="CURRENT_DROUGHT_HANDICAP" table:base-cell-address="$Maffs.$B$11" table:cell-range-address="$Maffs.$B$20"/>
        <table:named-range table:name="CURRENT_DROUGHT_MAX_DURATION" table:base-cell-address="$Maffs.$B$26" table:cell-range-address="$Maffs.$B$30"/>
        <table:named-range table:name="CURRENT_DROUGHT_MIN_DURATION" table:base-cell-address="$Maffs.$B$25" table:cell-range-address="$Maffs.$B$29"/>
        <table:named-range table:name="CURRENT_FOOD" table:base-cell-address="$Maffs.$B$15" table:cell-range-address="$Maffs.$B$23"/>
        <table:named-range table:name="CURRENT_FOOD_CONSUMPTION" table:base-cell-address="$Maffs.$B$21" table:cell-range-address="$Maffs.$B$25"/>
        <table:named-range table:name="CURRENT_FOOD_DAYS" table:base-cell-address="$Maffs.$B$23" table:cell-range-address="$Maffs.$B$27"/>
        <table:named-range table:name="CURRENT_POP" table:base-cell-address="$Maffs.$B$11" table:cell-range-address="$Maffs.$B$19"/>
        <table:named-range table:name="CURRENT_WATER" table:base-cell-address="$Maffs.$B$16" table:cell-range-address="$Maffs.$B$24"/>
        <table:named-range table:name="CURRENT_WATER_CONSUMPTION" table:base-cell-address="$Maffs.$B$22" table:cell-range-address="$Maffs.$B$26"/>
        <table:named-range table:name="CURRENT_WATER_DAYS" table:base-cell-address="$Maffs.$B$24" table:cell-range-address="$Maffs.$B$28"/>
        <table:named-range table:name="DROUGHT_BASEHANDICAP" table:base-cell-address="$Maffs.$B$11" table:cell-range-address="$Maffs.$B$3"/>
        <table:named-range table:name="DROUGHT_HANDICAPDURATION" table:base-cell-address="$Maffs.$B$11" table:cell-range-address="$Maffs.$B$4"/>
        <table:named-range table:name="FOOD_UNIT" table:base-cell-address="$Maffs.$B$9" table:cell-range-address="$Maffs.$B$9"/>
        <table:named-range table:name="GAME_DIFFICULTY" table:base-cell-address="$Maffs.$B$11" table:cell-range-address="$Maffs.$B$2"/>
        <table:named-range table:name="TEMPERATE_MAX_DURATION" table:base-cell-address="$Maffs.$B$30" table:cell-range-address="$Maffs.$B$13"/>
        <table:named-range table:name="TEMPERATE_MIN_DURATION" table:base-cell-address="$Maffs.$B$29" table:cell-range-address="$Maffs.$B$12"/>
        <table:named-range table:name="WATER_UNIT" table:base-cell-address="$Maffs.$B$11" table:cell-range-address="$Maffs.$B$11"/>
      </table:named-expressions>
      <table:database-ranges>
        <table:database-range table:name="badtide" table:target-range-address="DifficultySettings.O2:DifficultySettings.T6" table:on-update-keep-styles="true" table:on-update-keep-size="false"/>
        <table:database-range table:name="basic_needs" table:target-range-address="DifficultySettings.B8:DifficultySettings.F10" table:on-update-keep-styles="true" table:on-update-keep-size="false"/>
        <table:database-range table:name="custom_badtide" table:target-range-address="CustomValues.M2:CustomValues.R3" table:on-update-keep-styles="true" table:on-update-keep-size="false"/>
        <table:database-range table:name="custom_drought" table:target-range-address="CustomValues.I2:CustomValues.L3" table:on-update-keep-styles="true" table:on-update-keep-size="false"/>
        <table:database-range table:name="custom_food" table:target-range-address="CustomValues.C2:CustomValues.D3" table:on-update-keep-styles="true" table:on-update-keep-size="false"/>
        <table:database-range table:name="custom_pop" table:target-range-address="CustomValues.A2:CustomValues.B3" table:on-update-keep-styles="true" table:on-update-keep-size="false"/>
        <table:database-range table:name="custom_temp" table:target-range-address="CustomValues.G2:CustomValues.H3" table:on-update-keep-styles="true" table:on-update-keep-size="false"/>
        <table:database-range table:name="custom_water" table:target-range-address="CustomValues.E2:CustomValues.F3" table:on-update-keep-styles="true" table:on-update-keep-size="false"/>
        <table:database-range table:name="difficulty_preset" table:target-range-address="DifficultySettings.B3:DifficultySettings.B6" table:on-update-keep-styles="true" table:on-update-keep-size="false" table:contains-header="false"/>
        <table:database-range table:name="drought" table:target-range-address="DifficultySettings.K2:DifficultySettings.N6" table:on-update-keep-styles="true" table:on-update-keep-size="false"/>
        <table:database-range table:name="food" table:target-range-address="DifficultySettings.E2:DifficultySettings.F6" table:on-update-keep-styles="true" table:on-update-keep-size="false"/>
        <table:database-range table:name="population" table:target-range-address="DifficultySettings.C2:DifficultySettings.D6" table:on-update-keep-styles="true" table:on-update-keep-size="false"/>
        <table:database-range table:name="temperate" table:target-range-address="DifficultySettings.I2:DifficultySettings.J6" table:on-update-keep-styles="true" table:on-update-keep-size="false"/>
        <table:database-range table:name="ui_gamestate" table:target-range-address="UI.B3:UI.C8" table:on-update-keep-styles="true" table:on-update-keep-size="false"/>
        <table:database-range table:name="water" table:target-range-address="DifficultySettings.G2:DifficultySettings.H6" table:on-update-keep-styles="true" table:on-update-keep-size="false"/>
        <table:database-range table:name="__Anonymous_Sheet_DB__0" table:target-range-address="UI.B1:UI.B10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e8a202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number:number-style style:name="N130">
      <number:number number:decimal-places="0" number:min-decimal-places="0" number:min-integer-digits="0"/>
      <number:text>%</number:text>
    </number:number-style>
    <number:number-style style:name="N131" number:title="Unit: cycles">
      <number:number number:decimal-places="0" number:min-decimal-places="0" number:min-integer-digits="0"/>
      <number:text> cycles</number:text>
    </number:number-style>
    <number:number-style style:name="N132">
      <number:number number:decimal-places="1" number:min-decimal-places="1" number:min-integer-digits="1" number:grouping="true"/>
    </number:number-style>
    <number:number-style style:name="N133">
      <number:number number:decimal-places="0" number:min-decimal-places="0" number:min-integer-digits="1"/>
      <number:text> days</number:text>
    </number:number-style>
    <number:number-style style:name="N134">
      <number:number number:decimal-places="1" number:min-decimal-places="1" number:min-integer-digits="1"/>
      <number:text> days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 style:data-style-name="N2" text:time-value="05:06:49.8070875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9T11:09:49.505154413</meta:creation-date>
    <meta:generator>LibreOffice/25.2.2.2$Linux_X86_64 LibreOffice_project/520$Build-2</meta:generator>
    <dc:date>2025-04-10T04:48:57.616703468</dc:date>
    <meta:editing-duration>PT1H19M4S</meta:editing-duration>
    <meta:editing-cycles>18</meta:editing-cycles>
    <meta:document-statistic meta:table-count="4" meta:cell-count="281" meta:object-count="0"/>
  </office:meta>
</office:document-meta>
</file>